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style>
    <style:style style:name="T10" style:parent-style-name="Strong" style:family="text">
      <style:text-properties fo:font-weight="normal" style:font-weight-asian="normal" style:font-weight-complex="normal"/>
    </style:style>
    <style:style style:name="P11" style:parent-style-name="Normal" style:family="paragraph">
      <style:paragraph-properties fo:text-align="justify"/>
    </style:style>
    <style:style style:name="T12" style:parent-style-name="Strong" style:family="text">
      <style:text-properties fo:font-weight="normal" style:font-weight-asian="normal" style:font-weight-complex="normal"/>
    </style:style>
    <style:style style:name="T13" style:parent-style-name="Strong" style:family="text">
      <style:text-properties fo:font-weight="normal" style:font-weight-asian="normal" style:font-weight-complex="normal"/>
    </style:style>
    <style:style style:name="T14" style:parent-style-name="Strong" style:family="text">
      <style:text-properties fo:font-weight="normal" style:font-weight-asian="normal" style:font-weight-complex="normal"/>
    </style:style>
    <style:style style:name="T15" style:parent-style-name="Strong" style:family="text">
      <style:text-properties fo:font-weight="normal" style:font-weight-asian="normal" style:font-weight-complex="normal"/>
    </style:style>
    <style:style style:name="T16" style:parent-style-name="Strong" style:family="text">
      <style:text-properties fo:font-weight="normal" style:font-weight-asian="normal" style:font-weight-complex="normal"/>
    </style:style>
    <style:style style:name="T17" style:parent-style-name="Strong" style:family="text">
      <style:text-properties fo:font-weight="normal" style:font-weight-asian="normal" style:font-weight-complex="normal"/>
    </style:style>
    <style:style style:name="T18" style:parent-style-name="Strong" style:family="text">
      <style:text-properties fo:font-weight="normal" style:font-weight-asian="normal" style:font-weight-complex="normal"/>
    </style:style>
    <style:style style:name="T19" style:parent-style-name="Strong" style:family="text">
      <style:text-properties fo:font-weight="normal" style:font-weight-asian="normal" style:font-weight-complex="normal" fo:font-style="italic" style:font-style-asian="italic" style:font-style-complex="italic"/>
    </style:style>
    <style:style style:name="T20" style:parent-style-name="Strong" style:family="text">
      <style:text-properties fo:font-weight="normal" style:font-weight-asian="normal" style:font-weight-complex="normal" fo:font-style="italic" style:font-style-asian="italic" style:font-style-complex="italic"/>
    </style:style>
    <style:style style:name="T21" style:parent-style-name="Strong" style:family="text">
      <style:text-properties fo:font-weight="normal" style:font-weight-asian="normal" style:font-weight-complex="normal" fo:font-style="italic" style:font-style-asian="italic" style:font-style-complex="italic"/>
    </style:style>
    <style:style style:name="P22" style:parent-style-name="Normal" style:family="paragraph">
      <style:paragraph-properties fo:background-color="#FFFFFF"/>
    </style:style>
    <style:style style:name="T23" style:parent-style-name="IntenseEmphasis" style:family="text">
      <style:text-properties fo:font-weight="bold" style:font-weight-asian="bold" style:font-weight-complex="bold" fo:font-style="normal" style:font-style-asian="normal" style:font-style-complex="normal" fo:color="#000000"/>
    </style:style>
    <style:style style:name="T24" style:parent-style-name="IntenseEmphasis" style:family="text">
      <style:text-properties fo:font-weight="bold" style:font-weight-asian="bold" style:font-weight-complex="bold" fo:font-style="normal" style:font-style-asian="normal" style:font-style-complex="normal" fo:color="#000000"/>
    </style:style>
    <style:style style:name="T25" style:parent-style-name="IntenseEmphasis" style:family="text">
      <style:text-properties fo:font-weight="bold" style:font-weight-asian="bold" style:font-weight-complex="bold" fo:font-style="normal" style:font-style-asian="normal" style:font-style-complex="normal" fo:color="#000000"/>
    </style:style>
    <style:style style:name="T26" style:parent-style-name="Strong" style:family="text">
      <style:text-properties fo:font-weight="normal" style:font-weight-asian="normal" style:font-weight-complex="normal" fo:font-style="italic" style:font-style-asian="italic" style:font-style-complex="italic"/>
    </style:style>
    <style:style style:name="T27" style:parent-style-name="Strong" style:family="text">
      <style:text-properties fo:font-weight="normal" style:font-weight-asian="normal" style:font-weight-complex="normal" fo:font-style="italic" style:font-style-asian="italic" style:font-style-complex="italic"/>
    </style:style>
    <style:style style:name="T28" style:parent-style-name="Strong" style:family="text">
      <style:text-properties fo:font-weight="normal" style:font-weight-asian="normal" style:font-weight-complex="normal" fo:font-style="italic" style:font-style-asian="italic" style:font-style-complex="italic"/>
    </style:style>
    <style:style style:name="T29" style:parent-style-name="Strong" style:family="text">
      <style:text-properties fo:font-weight="normal" style:font-weight-asian="normal" style:font-weight-complex="normal"/>
    </style:style>
    <style:style style:name="T30" style:parent-style-name="IntenseEmphasis" style:family="text">
      <style:text-properties fo:font-weight="bold" style:font-weight-asian="bold" style:font-weight-complex="bold" fo:font-style="normal" style:font-style-asian="normal" style:font-style-complex="normal" fo:color="#000000"/>
    </style:style>
    <style:style style:name="T31" style:parent-style-name="Strong" style:family="text">
      <style:text-properties fo:font-weight="normal" style:font-weight-asian="normal" style:font-weight-complex="normal"/>
    </style:style>
    <style:style style:name="T32" style:parent-style-name="Strong" style:family="text">
      <style:text-properties fo:font-weight="normal" style:font-weight-asian="normal" style:font-weight-complex="normal"/>
    </style:style>
    <style:style style:name="T33" style:parent-style-name="Strong" style:family="text">
      <style:text-properties fo:font-weight="normal" style:font-weight-asian="normal" style:font-weight-complex="normal"/>
    </style:style>
    <style:style style:name="T34" style:parent-style-name="Strong" style:family="text">
      <style:text-properties fo:font-weight="normal" style:font-weight-asian="normal" style:font-weight-complex="normal"/>
    </style:style>
    <style:style style:name="T35" style:parent-style-name="Strong" style:family="text">
      <style:text-properties fo:font-weight="normal" style:font-weight-asian="normal" style:font-weight-complex="normal"/>
    </style:style>
    <style:style style:name="T36" style:parent-style-name="Strong" style:family="text">
      <style:text-properties fo:font-weight="normal" style:font-weight-asian="normal" style:font-weight-complex="normal"/>
    </style:style>
    <style:style style:name="T37" style:parent-style-name="Strong" style:family="text">
      <style:text-properties fo:font-weight="normal" style:font-weight-asian="normal" style:font-weight-complex="normal"/>
    </style:style>
    <style:style style:name="T38" style:parent-style-name="Strong" style:family="text">
      <style:text-properties fo:font-weight="normal" style:font-weight-asian="normal" style:font-weight-complex="normal"/>
    </style:style>
    <style:style style:name="T39" style:parent-style-name="Strong" style:family="text">
      <style:text-properties fo:font-weight="normal" style:font-weight-asian="normal" style:font-weight-complex="normal"/>
    </style:style>
    <style:style style:name="T40" style:parent-style-name="Strong" style:family="text">
      <style:text-properties fo:font-weight="normal" style:font-weight-asian="normal" style:font-weight-complex="normal"/>
    </style:style>
    <style:style style:name="T41" style:parent-style-name="Strong" style:family="text">
      <style:text-properties fo:font-weight="normal" style:font-weight-asian="normal" style:font-weight-complex="normal"/>
    </style:style>
    <style:style style:name="T42" style:parent-style-name="Strong" style:family="text">
      <style:text-properties fo:font-weight="normal" style:font-weight-asian="normal" style:font-weight-complex="normal"/>
    </style:style>
  </office:automatic-styles>
  <office:body>
    <office:text text:use-soft-page-breaks="true">
      <text:h text:style-name="P1" text:outline-level="1"><text:span text:style-name="T10">Autoboxing and Unboxing in Java</text:span></text:h>
      <text:p text:style-name="P11"><text:span text:style-name="T12">Autoboxing and unpacking are Java 5 features that facilitate the transition between primitive data types and their corresponding wrapper classes. These features make it easier to deal with collections and other data structures that need objects rather than basic types.</text:span></text:p>
      <text:h text:style-name="Heading1" text:outline-level="1"><text:span text:style-name="T13">Autoboxing</text:span></text:h>
      <text:p text:style-name="Normal"><text:span text:style-name="T14">The automated translation of primitive data types into their respective wrapper classes is known as autoboxing. This feature enables the storage of primitive values in collections and other data structures that expect objects.</text:span></text:p>
      <text:h text:style-name="Heading1" text:outline-level="1"><text:span text:style-name="T15">Unboxing</text:span></text:h>
      <text:p text:style-name="Normal"><text:span text:style-name="T16">The automated translation of wrapper class objects back to their primitive data types is known as unboxing. It enables the retrieval of primitive values from collections or objects with wrapper classes.</text:span></text:p>
      <text:h text:style-name="Heading1" text:outline-level="1"><text:span text:style-name="T17">How Autoboxing Enables Flexible-Sized Collections</text:span></text:h>
      <text:p text:style-name="Normal"><text:span text:style-name="T18">Autoboxing enables the storage of primitive values in variable-size collections such as Array List. If you wanted to store integers in an Array List before autoboxing, you had to use the Integer wrapper class:</text:span></text:p>
      <text:p text:style-name="NoSpacing"><text:span text:style-name="T19">ArrayList&lt;Integer&gt; numbers = new ArrayList&lt;&gt;();</text:span></text:p>
      <text:p text:style-name="NoSpacing"><text:span text:style-name="T20">numbers.add(new Integer(10)); // Explicitly wrapping the<text:s/></text:span><text:span text:style-name="T21">int.</text:span></text:p>
      <text:p text:style-name="Normal"/>
      <text:p text:style-name="P22"><text:span text:style-name="T23">After<text:s/></text:span><text:span text:style-name="T24">autoboxing</text:span><text:span text:style-name="T25">:</text:span></text:p>
      <text:p text:style-name="NoSpacing"><text:span text:style-name="T26">ArrayList&lt;Integer&gt; numbers = new ArrayList&lt;&gt;();</text:span></text:p>
      <text:p text:style-name="NoSpacing"><text:span text:style-name="T27">numbers.add(10); // Autoboxing: int 10 is automatically wrapped as<text:s/></text:span><text:span text:style-name="T28">Integer.</text:span></text:p>
      <text:p text:style-name="Normal"/>
      <text:p text:style-name="Normal"><text:span text:style-name="T29">When the integer value 10 is added to the ArrayList, autoboxing automatically turns it to an Integer object. This simplifies and improves the readability of the code.</text:span></text:p>
      <text:p text:style-name="Normal"><text:span text:style-name="T30">Autoboxing and unboxing example:</text:span></text:p>
      <text:p text:style-name="NoSpacing"><text:span text:style-name="T31">ArrayList&lt;Integer&gt; numbers = new ArrayList&lt;&gt;();</text:span></text:p>
      <text:p text:style-name="NoSpacing"><text:span text:style-name="T32">// Autoboxing: int values are automatically wrapped as Integer objects</text:span></text:p>
      <text:p text:style-name="NoSpacing"><text:span text:style-name="T33">numbers.add(5);</text:span></text:p>
      <text:p text:style-name="NoSpacing"><text:span text:style-name="T34">numbers.add(10);</text:span></text:p>
      <text:p text:style-name="NoSpacing"><text:span text:style-name="T35">numbers.add(15);</text:span></text:p>
      <text:p text:style-name="NoSpacing"><text:span text:style-name="T36">// Unboxing: Integer objects are automatically converted back to int values</text:span></text:p>
      <text:p text:style-name="NoSpacing"><text:span text:style-name="T37">int result = numbers.get(0) + numbers.get(1); // Unboxing</text:span></text:p>
      <text:p text:style-name="NoSpacing"><text:span text:style-name="T38">System.out.println("Result: " + result); // Output: Result: 15</text:span></text:p>
      <text:p text:style-name="Normal"/>
      <text:p text:style-name="Normal"><text:span text:style-name="T39">In this example, autoboxing and unpacking allow you to work with primitive values (int) within an<text:s/></text:span><text:span text:style-name="T40">Array List</text:span><text:span text:style-name="T41"><text:s/>in a seamless manner, making basic data type collections easier to handle in Java.</text:span></text:p>
      <text:soft-page-break/>
      <text:h text:style-name="Heading1" text:outline-level="1"><text:span text:style-name="T42">BIBLIOGRAPHY</text:span></text:h>
      <text:p text:style-name="Normal">Oracle.com. (2019). Autoboxing and Unboxing (The JavaTM Tutorials &gt; Learning the Java Language &gt; Numbers and Strings). [online] Available at:<text:s/><text:a xlink:href="https://docs.oracle.com/javase/tutorial/java/data/autoboxing.html" office:target-frame-name="_top" xlink:show="replace"><text:span text:style-name="Hyperlink">https://docs.oracle.com/javase/tutorial/java/data/autoboxing.html</text:span></text:a>.</text:p>
      <text:p text:style-name="Normal">docs.oracle.com. (n.d.). Autoboxing. [online] Available at:<text:s/><text:a xlink:href="https://docs.oracle.com/javase/8/docs/technotes/guides/language/autoboxing.html" office:target-frame-name="_top" xlink:show="replace"><text:span text:style-name="Hyperlink">https://docs.oracle.com/javase/8/docs/technotes/guides/language/autoboxing.html</text:span></text:a>.</text:p>
      <text:p text:style-name="Normal">GeeksforGeeks. (2017). Autoboxing and Unboxing in Java. [online] Available at:<text:s/><text:a xlink:href="https://www.geeksforgeeks.org/autoboxing-unboxing-java/" office:target-frame-name="_top" xlink:show="replace"><text:span text:style-name="Hyperlink">https://www.geeksforgeeks.org/autoboxing-unboxing-java/</text:span></text:a>.</text:p>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rong" style:display-name="Strong" style:family="text" style:parent-style-name="DefaultParagraphFont">
      <style:text-properties fo:font-weight="bold" style:font-weight-asian="bold" style:font-weight-complex="bold"/>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IntenseEmphasis" style:display-name="Intense Emphasis" style:family="text" style:parent-style-name="DefaultParagraphFont">
      <style:text-properties fo:font-style="italic" style:font-style-asian="italic" style:font-style-complex="italic" fo:color="#4472C4"/>
    </style:style>
    <style:style style:name="NoSpacing" style:display-name="No Spacing" style:family="paragraph">
      <style:paragraph-properties fo:margin-bottom="0in" fo:line-height="100%"/>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end"/>
    </style:style>
    <style:style style:name="T3" style:parent-style-name="DefaultParagraphFont" style:family="text">
      <style:text-properties fo:text-transform="uppercase" fo:color="#44546A" fo:font-size="10pt" style:font-size-asian="10pt" style:font-size-complex="10pt"/>
    </style:style>
    <style:style style:name="P4" style:parent-style-name="Header" style:family="paragraph">
      <style:paragraph-properties fo:text-align="end"/>
    </style:style>
    <style:style style:name="T5" style:parent-style-name="DefaultParagraphFont" style:family="text">
      <style:text-properties fo:text-transform="uppercase" fo:color="#44546A" fo:font-size="10pt" style:font-size-asian="10pt" style:font-size-complex="10pt"/>
    </style:style>
    <style:style style:name="P6" style:parent-style-name="Header" style:family="paragraph">
      <style:paragraph-properties fo:text-align="center"/>
    </style:style>
    <style:style style:name="T7" style:parent-style-name="DefaultParagraphFont" style:family="text">
      <style:text-properties fo:text-transform="uppercase" fo:color="#44546A" fo:font-size="10pt" style:font-size-asian="10pt" style:font-size-complex="10pt"/>
    </style:style>
    <style:style style:name="P8" style:parent-style-name="Footer" style:family="paragraph">
      <style:paragraph-properties fo:text-align="center"/>
    </style:style>
    <style:style style:name="T9" style:parent-style-name="DefaultParagraphFont" style:family="text">
      <style:text-properties fo:text-transform="uppercase" fo:color="#4472C4"/>
    </style:style>
  </office:automatic-styles>
  <office:master-styles>
    <style:master-page style:name="MP0" style:page-layout-name="PL0">
      <style:header>
        <text:p text:style-name="P2"><text:span text:style-name="T3">Sabir, Naveed</text:span></text:p>
        <text:p text:style-name="P4"><text:span text:style-name="T5">10/10/23</text:span></text:p>
        <text:p text:style-name="P6"><text:span text:style-name="T7">Student no. 2224755</text:span></text:p>
        <text:p text:style-name="Header"/>
      </style:header>
      <style:footer>
        <text:p text:style-name="P8"><text:span text:style-name="T9"><text:page-number text:fixed="false">2</text:page-number></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tudent no. 2224755</dc:title>
    <dc:description/>
    <dc:subject/>
    <meta:initial-creator>Sabir, Naveed</meta:initial-creator>
    <dc:creator>Sabir, Naveed</dc:creator>
    <meta:creation-date>2023-10-10T19:06:00Z</meta:creation-date>
    <dc:date>2023-10-10T19:45:00Z</dc:date>
    <meta:template xlink:href="Normal" xlink:type="simple"/>
    <meta:editing-cycles>1</meta:editing-cycles>
    <meta:editing-duration>PT2340S</meta:editing-duration>
    <meta:document-statistic meta:page-count="2" meta:paragraph-count="5" meta:word-count="413" meta:character-count="2767" meta:row-count="19" meta:non-whitespace-character-count="2359"/>
  </office:meta>
</office:document-meta>
</file>